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099692356805596" text:style-name="L1">
        <text:list-item>
          <text:p text:style-name="P4">Ogólny przebieg protokołu (jakie usługi, co się wydarzyło — ew. błędy oraz co przesłano). </text:p>
        </text:list-item>
        <text:list-item>
          <text:p text:style-name="P4">Wykorzystane adresy i protokoły (uwaga: należy wziąć pod uwagę także klasy adresów i obecność ew. translacji adresów, tzw. NAT, a także protokoły transportowe). </text:p>
        </text:list-item>
        <text:list-item>
          <text:p text:style-name="P4">Między jakimi (z dużym prawdopodobieństwem) systemami została przeprowadzona komunikacja (np. klient: Windows, serwer: Linux). </text:p>
        </text:list-item>
        <text:list-item>
          <text:p text:style-name="P4">Jaka była odległość (w routerach) pomiędzy badanymi maszynami. </text:p>
        </text:list-item>
        <text:list-item>
          <text:p text:style-name="P4">Gdzie był uruchomiony skaner (np. na serwerze, na kliencie, w odległości 3 routerów od serwera). </text:p>
        </text:list-item>
        <text:list-item>
          <text:p text:style-name="P4">Czas wykonania zrzutu (zegarowy). </text:p>
        </text:list-item>
        <text:list-item>
          <text:p text:style-name="P4">Konfiguracja sieci lokalnej (np. domyślny router, adresy MAC). </text:p>
        </text:list-item>
        <text:list-item>
          <text:p text:style-name="P1">Jak można powtórzyć przechwyconą komunikację (podać programy oraz zrobić przykładowy zrzut). </text:p>
        </text:list-item>
      </text:list>
      <text:p text:style-name="Text_20_body">Ponadto należy: </text:p>
      <text:list xml:id="list1512236391101155581" text:style-name="L2">
        <text:list-item>
          <text:p text:style-name="P5">Przechwycić pakiety wysyłane/odbierane przez program tracepath lub traceroute (tracert) — w miarę możliwości oba. </text:p>
        </text:list-item>
        <text:list-item>
          <text:p text:style-name="P2">Przechwycić zapytanie wysłane do serwera DNS. </text:p>
        </text:list-item>
      </text:list>
      <text:p text:style-name="Text_20_body"/>
      <text:p text:style-name="Text_20_body">„6”</text:p>
      <text:p text:style-name="Text_20_body">1. <text:s/>Enkapsulacja: ethernet(1) wysłanie ramki 43bajty przez UDP</text:p>
      <text:p text:style-name="Text_20_body">2. Nadawca 192.168.1.100: <text:s/>32905 <text:s text:c="3"/>Adresat 150.254.76.1:40 <text:s text:c="6"/>UDP</text:p>
      <text:p text:style-name="Text_20_body">3. ttl 64 – linux, server ?? <text:s/>- nie ma win</text:p>
      <text:p text:style-name="Text_20_body">4.</text:p>
      <text:p text:style-name="Text_20_body">5.</text:p>
      <text:p text:style-name="Text_20_body">6.Dec <text:s/>1, 2007 21:54:18.334228000 Środkowoeuropejski czas stand.</text:p>
      <text:list xml:id="list7967186056151863003" text:style-name="L3">
        <text:list-item>
          <text:p text:style-name="P3">Adresat: USRoboti_69:2c:12 – mac 00:c0:49:59:2c:12</text:p>
          <text:p text:style-name="P3">Nadawca: AsustekC_88:28:d2 – mac 00:17:31:88:28:d2</text:p>
        </text:list-item>
      </text:list>
      <text:p text:style-name="Text_20_body">8. nc <text:s/>150.254.76.1 40</text:p>
      <text:p text:style-name="Standard"/>
      <text:p text:style-name="Standard">„2”</text:p>
      <text:p text:style-name="Standard"/>
      <text:p text:style-name="Text_20_body">1. Klient przystepuje do polaczenia na server:40 – tcp z flaga SYN – wyslanie 74bajtow</text:p>
      <text:p text:style-name="Text_20_body">2. Nadawca 192.168.1.100: <text:s/>32905 <text:s text:c="3"/>Adresat 150.254.76.1:40 <text:s text:c="6"/>UDP</text:p>
      <text:p text:style-name="Text_20_body">3. klient ttl 64 – linux, server linux win=5840</text:p>
      <text:p text:style-name="Text_20_body">4. Jeden router traceroute,tracert 150.254.78.2</text:p>
      <text:p text:style-name="Text_20_body">5.</text:p>
      <text:p text:style-name="Text_20_body">6. Dec <text:s/>1, 2007 21:46:45.315570000 Środkowoeuropejski czas stand.</text:p>
      <text:list xml:id="list38791552" text:continue-numbering="true" text:style-name="L3">
        <text:list-header>
          <text:p text:style-name="P3">7. Adresat: USRoboti_69:2c:12 – mac 00:c0:49:59:2c:12</text:p>
          <text:p text:style-name="P3">Nadawca: AsustekC_88:28:d2 – mac 00:17:31:88:28:d2</text:p>
        </text:list-header>
      </text:list>
      <text:p text:style-name="Text_20_body">8.nc 150.254.76.1 4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7T16:28:34.90</meta:creation-date>
    <meta:generator>OpenOffice/4.1.3$Win32 OpenOffice.org_project/413m1$Build-9783</meta:generator>
    <meta:document-statistic meta:table-count="0" meta:image-count="0" meta:object-count="0" meta:page-count="1" meta:paragraph-count="31" meta:word-count="243" meta:character-count="1737"/>
    <dc:date>2019-01-07T18:57:57.66</dc:date>
    <meta:editing-duration>PT2H29M23S</meta:editing-duration>
    <meta:editing-cycles>1</meta:editing-cycles>
  </office:meta>
</office:document-meta>
</file>